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0.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 Two badges for 345</text:p>
            <text:p>-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7">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4">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4T18:30:33.948619292</dc:date>
    <meta:creation-date>2016-09-05T22:47:24Z</meta:creation-date>
    <meta:editing-cycles>1669</meta:editing-cycles>
    <meta:editing-duration>P35DT17H3M39S</meta:editing-duration>
    <meta:generator>LibreOffice/5.4.2.2.0$Linux_X86_64 LibreOffice_project/40m0$Build-2</meta:generator>
    <meta:document-statistic meta:table-count="4" meta:cell-count="4435" meta:object-count="0"/>
  </office:meta>
</office:document-meta>
</file>